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64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2.23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 style:direction="ltr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direction="ltr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/>
      <style:text-properties fo:hyphenate="true"/>
    </style:style>
    <style:style style:name="ce4" style:family="table-cell" style:parent-style-name="Default" style:data-style-name="N37">
      <style:table-cell-properties style:text-align-source="fix" style:repeat-content="false" fo:wrap-option="wrap" fo:border="0.06pt solid #000000" style:direction="ltr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M32WL-DevKit_RevB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5" table:number-columns-repeated="1020"/>
        </table:table-row>
        <table:table-row table:style-name="ro2">
          <table:table-cell table:style-name="ce2" office:value-type="string" calcext:value-type="string">
            <text:p>SMD RES 0402 1.5 K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2,R4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SMD CAP 0402 100 NF 10% 10VD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2,C3,C12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MD RES 0402 10 K 5%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span text:style-name="T1">R9,</text:span>R10,R11,R13,R15,R17,R18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DIODE 1N5819 (S4 SOD-123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SOD-123_K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RES 0402 2.2 K 5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3,R14,R16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CAP 0402 2.2 UF 6.3V 20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5, C11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RES 0402 220 OHM 5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,R5,R6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CAP 0402 220 NF +80-20% 10VD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6,C8,C10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RES 0402 22 OHM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7,R12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CAP 0603 4.7 UF 6.3V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1,C4,C7,C9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N PN 1 X 16 (F-D-1X16-LF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D1</text:p>
          </table:table-cell>
          <table:table-cell table:style-name="ce2" office:value-type="string" calcext:value-type="string">
            <text:p>BB-STM32W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CON P-B-V-10-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EXT1</text:p>
          </table:table-cell>
          <table:table-cell table:style-name="ce2" office:value-type="string" calcext:value-type="string">
            <text:p>GBH-254-SMT-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IC BME2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BME28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СЪЕДИНИТЕЛ BTH-DP-AA-LF (BH311P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T1</text:p>
          </table:table-cell>
          <table:table-cell table:style-name="ce2" office:value-type="string" calcext:value-type="string">
            <text:p>BATTERY-1xA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РЕЙКА 1 X 40 (HN 1X40)</text:p>
          </table:table-cell>
          <table:table-cell table:style-name="ce4" office:value-type="string" calcext:value-type="string">
            <text:p>¼+1/20</text:p>
          </table:table-cell>
          <table:table-cell table:style-name="ce2" office:value-type="string" calcext:value-type="string">
            <text:p>CON1, JP2</text:p>
          </table:table-cell>
          <table:table-cell table:style-name="ce2" office:value-type="string" calcext:value-type="string">
            <text:p>HN1x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LED 0603 GREEN 300 mC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2</text:p>
          </table:table-cell>
          <table:table-cell table:style-name="ce2" office:value-type="string" calcext:value-type="string">
            <text:p>LED_0603_K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IC IIS2MDCT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LGA-12_2X2_0.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IC ME6210A33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OT8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LED 0603 RED 300 mC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1</text:p>
          </table:table-cell>
          <table:table-cell table:style-name="ce2" office:value-type="string" calcext:value-type="string">
            <text:p>LED_0603_K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NS-LDR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R_PHOT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M32L052K8U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QFN-32_EP_5.3x5.3_Pitch0.5m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SWITCH БУТОН T1107А 6x3.8x2.5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W1,SW2</text:p>
          </table:table-cell>
          <table:table-cell table:style-name="ce2" office:value-type="string" calcext:value-type="string">
            <text:p>T1107A(6x3,8x2,5MM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CON MISB-SWMM-5B-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1</text:p>
          </table:table-cell>
          <table:table-cell table:style-name="ce2" office:value-type="string" calcext:value-type="string">
            <text:p>USB-MICRO_MISB-SWMM-5B_LF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TR WPM2015-3/T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T1</text:p>
          </table:table-cell>
          <table:table-cell table:style-name="ce2" office:value-type="string" calcext:value-type="string">
            <text:p>SOT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LED 0603 YELLOW 150 mC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3</text:p>
          </table:table-cell>
          <table:table-cell table:style-name="ce2" office:value-type="string" calcext:value-type="string">
            <text:p>LED_0603_KA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7-12T10:31:56.901297023</dc:date>
    <meta:editing-duration>PT19M30S</meta:editing-duration>
    <meta:editing-cycles>5</meta:editing-cycles>
    <meta:print-date>2021-07-12T10:31:54.020720913</meta:print-date>
    <meta:document-statistic meta:table-count="1" meta:cell-count="104" meta:object-count="0"/>
  </office:meta>
</office:document-meta>
</file>